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ackground-color="#ff950e" style:text-align-source="fix" style:repeat-content="fals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4" style:family="table-cell" style:parent-style-name="Default">
      <style:table-cell-properties fo:background-color="#b2b2b2" style:text-align-source="fix" style:repeat-content="fals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5" style:family="table-cell" style:parent-style-name="Default">
      <style:table-cell-properties fo:background-color="#ffff99"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b2b2b2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ff99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style:font-name="Liberation Sans" style:font-name-asian="Droid Sans Fallback" style:font-name-complex="FreeSans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1" table:number-columns-repeated="2" table:default-cell-style-name="ce5"/>
        <table:table-column table:style-name="co1" table:number-columns-repeated="6" table:default-cell-style-name="ce7"/>
        <table:table-column table:style-name="co1" table:default-cell-style-name="Default"/>
        <table:table-row table:style-name="ro1">
          <table:table-cell/>
          <table:table-cell table:style-name="ce2"/>
          <table:table-cell table:style-name="Default" table:number-columns-repeated="7"/>
          <table:table-cell/>
        </table:table-row>
        <table:table-row table:style-name="ro2">
          <table:table-cell/>
          <table:table-cell table:style-name="ce3" office:value-type="string" calcext:value-type="string" table:number-columns-spanned="8" table:number-rows-spanned="1">
            <text:p>Perft Results</text:p>
          </table:table-cell>
          <table:covered-table-cell table:number-columns-repeated="7" table:style-name="Default"/>
          <table:table-cell/>
        </table:table-row>
        <table:table-row table:style-name="ro1">
          <table:table-cell/>
          <table:table-cell table:style-name="ce2"/>
          <table:table-cell table:style-name="Default" table:number-columns-repeated="7"/>
          <table:table-cell/>
        </table:table-row>
        <table:table-row table:style-name="ro1">
          <table:table-cell/>
          <table:table-cell table:style-name="ce2" office:value-type="string" calcext:value-type="string" table:number-columns-spanned="8" table:number-rows-spanned="1">
            <text:p>http://webchess.freehostia.com/diag/chessdiag.php?fen=rnbqkbnr/pppppppp/8/8/8/8/PPPPPPPP/RNBQKBNR w KQkq - 0 1&amp;size=large&amp;coord=yes&amp;cap=no&amp;stm=yes&amp;fb=no&amp;theme=classic&amp;color1=E3CEAA&amp;color2=635147&amp;color3=000000</text:p>
          </table:table-cell>
          <table:covered-table-cell table:number-columns-repeated="7" table:style-name="Default"/>
          <table:table-cell/>
        </table:table-row>
        <table:table-row table:style-name="ro1">
          <table:table-cell/>
          <table:table-cell table:style-name="ce2"/>
          <table:table-cell table:style-name="Default" table:number-columns-repeated="7"/>
          <table:table-cell/>
        </table:table-row>
        <table:table-row table:style-name="ro3">
          <table:table-cell/>
          <table:table-cell table:style-name="ce2"/>
          <table:table-cell table:style-name="ce1" office:value-type="string" calcext:value-type="string" table:number-columns-spanned="7" table:number-rows-spanned="1">
            <text:p>Fen position rnbqkbnr/pppppppp/8/8/8/8/PPPPPPPP/RNBQKBNR w KQkq - 0 1</text:p>
          </table:table-cell>
          <table:covered-table-cell table:number-columns-repeated="6" table:style-name="Default"/>
          <table:table-cell/>
        </table:table-row>
        <table:table-row table:style-name="ro1">
          <table:table-cell/>
          <table:table-cell table:style-name="ce2"/>
          <table:table-cell table:style-name="Default" table:number-columns-repeated="7"/>
          <table:table-cell/>
        </table:table-row>
        <table:table-row table:style-name="ro1">
          <table:table-cell/>
          <table:table-cell table:style-name="ce4" office:value-type="string" calcext:value-type="string">
            <text:p>depth</text:p>
          </table:table-cell>
          <table:table-cell table:style-name="ce4"/>
          <table:table-cell table:style-name="ce6" office:value-type="string" calcext:value-type="string">
            <text:p>moves</text:p>
          </table:table-cell>
          <table:table-cell table:style-name="ce6" office:value-type="string" calcext:value-type="string">
            <text:p>capture</text:p>
          </table:table-cell>
          <table:table-cell table:style-name="ce6" office:value-type="string" calcext:value-type="string">
            <text:p>en passant</text:p>
          </table:table-cell>
          <table:table-cell table:style-name="ce6" office:value-type="string" calcext:value-type="string">
            <text:p>promotion</text:p>
          </table:table-cell>
          <table:table-cell table:style-name="ce6" office:value-type="string" calcext:value-type="string">
            <text:p>check</text:p>
          </table:table-cell>
          <table:table-cell table:style-name="ce6" office:value-type="string" calcext:value-type="string">
            <text:p>castle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400" calcext:value-type="float">
            <text:p>400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8902" calcext:value-type="float">
            <text:p>8902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97281" calcext:value-type="float">
            <text:p>197281</text:p>
          </table:table-cell>
          <table:table-cell office:value-type="float" office:value="1576" calcext:value-type="float">
            <text:p>15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9" calcext:value-type="float">
            <text:p>46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4865609" calcext:value-type="float">
            <text:p>4865609</text:p>
          </table:table-cell>
          <table:table-cell office:value-type="float" office:value="82719" calcext:value-type="float">
            <text:p>82719</text:p>
          </table:table-cell>
          <table:table-cell office:value-type="float" office:value="258" calcext:value-type="float">
            <text:p>258</text:p>
          </table:table-cell>
          <table:table-cell office:value-type="float" office:value="0" calcext:value-type="float">
            <text:p>0</text:p>
          </table:table-cell>
          <table:table-cell office:value-type="float" office:value="27351" calcext:value-type="float">
            <text:p>2735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19060324" calcext:value-type="float">
            <text:p>119060324</text:p>
          </table:table-cell>
          <table:table-cell office:value-type="float" office:value="2812008" calcext:value-type="float">
            <text:p>2812008</text:p>
          </table:table-cell>
          <table:table-cell office:value-type="float" office:value="5248" calcext:value-type="float">
            <text:p>5248</text:p>
          </table:table-cell>
          <table:table-cell office:value-type="float" office:value="0" calcext:value-type="float">
            <text:p>0</text:p>
          </table:table-cell>
          <table:table-cell office:value-type="float" office:value="809099" calcext:value-type="float">
            <text:p>80909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3195901860" calcext:value-type="float">
            <text:p>3195901860</text:p>
          </table:table-cell>
          <table:table-cell office:value-type="float" office:value="108329926" calcext:value-type="float">
            <text:p>108329926</text:p>
          </table:table-cell>
          <table:table-cell office:value-type="float" office:value="319617" calcext:value-type="float">
            <text:p>319617</text:p>
          </table:table-cell>
          <table:table-cell office:value-type="float" office:value="0" calcext:value-type="float">
            <text:p>0</text:p>
          </table:table-cell>
          <table:table-cell office:value-type="float" office:value="33103848" calcext:value-type="float">
            <text:p>33103848</text:p>
          </table:table-cell>
          <table:table-cell office:value-type="float" office:value="883453" calcext:value-type="float">
            <text:p>883453</text:p>
          </table:table-cell>
          <table:table-cell/>
        </table:table-row>
        <table:table-row table:style-name="ro1">
          <table:table-cell/>
          <table:table-cell table:style-name="ce2"/>
          <table:table-cell table:style-name="Default" table:number-columns-repeated="7"/>
          <table:table-cell/>
        </table:table-row>
        <table:table-row table:style-name="ro1">
          <table:table-cell/>
          <table:table-cell table:style-name="Default" table:number-columns-repeated="8"/>
          <table:table-cell/>
        </table:table-row>
        <table:table-row table:style-name="ro1">
          <table:table-cell/>
          <table:table-cell table:style-name="ce2" office:value-type="string" calcext:value-type="string" table:number-columns-spanned="8" table:number-rows-spanned="1">
            <text:p>http://webchess.freehostia.com/diag/chessdiag.php?fen=r3k2r/p1ppqpb1/bn2pnp1/3PN3/1p2P3/2N2Q1p/PPPBBPPP/R3K2R w - -&amp;size=large&amp;coord=yes&amp;cap=no&amp;stm=yes&amp;fb=no&amp;theme=classic&amp;color1=E3CEAA&amp;color2=635147&amp;color3=000000</text:p>
          </table:table-cell>
          <table:covered-table-cell table:number-columns-repeated="7" table:style-name="Default"/>
          <table:table-cell/>
        </table:table-row>
        <table:table-row table:style-name="ro1">
          <table:table-cell/>
          <table:table-cell table:style-name="ce2"/>
          <table:table-cell table:style-name="Default" table:number-columns-repeated="7"/>
          <table:table-cell/>
        </table:table-row>
        <table:table-row table:style-name="ro3">
          <table:table-cell table:style-name="ce1" office:value-type="string" calcext:value-type="string" table:number-columns-spanned="10" table:number-rows-spanned="1">
            <text:p>Fen position r3k2r/p1ppqpb1/bn2pnp1/3PN3/1p2P3/2N2Q1p/PPPBBPPP/R3K2R w Kqkq <text:s/>- 0 25</text:p>
          </table:table-cell>
          <table:covered-table-cell table:number-columns-repeated="8" table:style-name="Default"/>
          <table:covered-table-cell/>
        </table:table-row>
        <table:table-row table:style-name="ro1">
          <table:table-cell/>
          <table:table-cell table:style-name="ce2"/>
          <table:table-cell table:style-name="Default" table:number-columns-repeated="7"/>
          <table:table-cell/>
        </table:table-row>
        <table:table-row table:style-name="ro1">
          <table:table-cell/>
          <table:table-cell table:style-name="ce4" office:value-type="string" calcext:value-type="string">
            <text:p>depth</text:p>
          </table:table-cell>
          <table:table-cell table:style-name="ce4"/>
          <table:table-cell table:style-name="ce6" office:value-type="string" calcext:value-type="string">
            <text:p>moves</text:p>
          </table:table-cell>
          <table:table-cell table:style-name="ce6" office:value-type="string" calcext:value-type="string">
            <text:p>capture</text:p>
          </table:table-cell>
          <table:table-cell table:style-name="ce6" office:value-type="string" calcext:value-type="string">
            <text:p>en passant</text:p>
          </table:table-cell>
          <table:table-cell table:style-name="ce6" office:value-type="string" calcext:value-type="string">
            <text:p>promotion</text:p>
          </table:table-cell>
          <table:table-cell table:style-name="ce6" office:value-type="string" calcext:value-type="string">
            <text:p>check</text:p>
          </table:table-cell>
          <table:table-cell table:style-name="ce6" office:value-type="string" calcext:value-type="string">
            <text:p>castle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039" calcext:value-type="float">
            <text:p>2039</text:p>
          </table:table-cell>
          <table:table-cell office:value-type="float" office:value="351" calcext:value-type="float">
            <text:p>35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1" calcext:value-type="float">
            <text:p>91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97862" calcext:value-type="float">
            <text:p>97862</text:p>
          </table:table-cell>
          <table:table-cell office:value-type="float" office:value="17102" calcext:value-type="float">
            <text:p>1710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993" calcext:value-type="float">
            <text:p>993</text:p>
          </table:table-cell>
          <table:table-cell office:value-type="float" office:value="3162" calcext:value-type="float">
            <text:p>3162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085603" calcext:value-type="float">
            <text:p>4085603</text:p>
          </table:table-cell>
          <table:table-cell office:value-type="float" office:value="757163" calcext:value-type="float">
            <text:p>757163</text:p>
          </table:table-cell>
          <table:table-cell office:value-type="float" office:value="1929" calcext:value-type="float">
            <text:p>1929</text:p>
          </table:table-cell>
          <table:table-cell office:value-type="float" office:value="15172" calcext:value-type="float">
            <text:p>15172</text:p>
          </table:table-cell>
          <table:table-cell office:value-type="float" office:value="25523" calcext:value-type="float">
            <text:p>25523</text:p>
          </table:table-cell>
          <table:table-cell office:value-type="float" office:value="128013" calcext:value-type="float">
            <text:p>128013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93690690" calcext:value-type="float">
            <text:p>193690690</text:p>
          </table:table-cell>
          <table:table-cell office:value-type="float" office:value="35043416" calcext:value-type="float">
            <text:p>35043416</text:p>
          </table:table-cell>
          <table:table-cell office:value-type="float" office:value="73365" calcext:value-type="float">
            <text:p>73365</text:p>
          </table:table-cell>
          <table:table-cell office:value-type="float" office:value="8392" calcext:value-type="float">
            <text:p>8392</text:p>
          </table:table-cell>
          <table:table-cell office:value-type="float" office:value="3309887" calcext:value-type="float">
            <text:p>3309887</text:p>
          </table:table-cell>
          <table:table-cell office:value-type="float" office:value="4993637" calcext:value-type="float">
            <text:p>4993637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8031647685" calcext:value-type="float">
            <text:p>8031647685</text:p>
          </table:table-cell>
          <table:table-cell office:value-type="float" office:value="1558445089" calcext:value-type="float">
            <text:p>1558445089</text:p>
          </table:table-cell>
          <table:table-cell office:value-type="float" office:value="3577504" calcext:value-type="float">
            <text:p>3577504</text:p>
          </table:table-cell>
          <table:table-cell office:value-type="float" office:value="56627920" calcext:value-type="float">
            <text:p>56627920</text:p>
          </table:table-cell>
          <table:table-cell office:value-type="float" office:value="92238050" calcext:value-type="float">
            <text:p>92238050</text:p>
          </table:table-cell>
          <table:table-cell office:value-type="float" office:value="184513607" calcext:value-type="float">
            <text:p>184513607</text:p>
          </table:table-cell>
          <table:table-cell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374190009323" calcext:value-type="float">
            <text:p>374190009323</text:p>
          </table:table-cell>
          <table:table-cell office:value-type="float" office:value="69479646226" calcext:value-type="float">
            <text:p>69479646226</text:p>
          </table:table-cell>
          <table:table-cell office:value-type="float" office:value="117075132" calcext:value-type="float">
            <text:p>117075132</text:p>
          </table:table-cell>
          <table:table-cell office:value-type="float" office:value="49612944" calcext:value-type="float">
            <text:p>49612944</text:p>
          </table:table-cell>
          <table:table-cell office:value-type="float" office:value="8418124031" calcext:value-type="float">
            <text:p>8418124031</text:p>
          </table:table-cell>
          <table:table-cell office:value-type="float" office:value="7831249352" calcext:value-type="float">
            <text:p>7831249352</text:p>
          </table:table-cell>
          <table:table-cell/>
        </table:table-row>
        <table:table-row table:style-name="ro1">
          <table:table-cell/>
          <table:table-cell table:style-name="Default" table:number-columns-repeated="6"/>
          <table:table-cell table:style-name="ce8" table:number-columns-repeated="2"/>
          <table:table-cell/>
        </table:table-row>
        <table:table-row table:style-name="ro1">
          <table:table-cell/>
          <table:table-cell table:style-name="Default" table:number-columns-repeated="6"/>
          <table:table-cell table:style-name="ce9"/>
          <table:table-cell table:style-name="Default"/>
          <table:table-cell/>
        </table:table-row>
        <table:table-row table:style-name="ro1">
          <table:table-cell/>
          <table:table-cell table:style-name="ce2" office:value-type="string" calcext:value-type="string" table:number-columns-spanned="8" table:number-rows-spanned="1">
            <text:p>http://webchess.freehostia.com/diag/chessdiag.php?fen=8/PPP4k/8/8/8/8/4Kppp/8 w - - 0 1 -&amp;size=large&amp;coord=yes&amp;cap=no&amp;stm=yes&amp;fb=no&amp;theme=classic&amp;color1=E3CEAA&amp;color2=635147&amp;color3=000000</text:p>
          </table:table-cell>
          <table:covered-table-cell table:number-columns-repeated="7" table:style-name="Default"/>
          <table:table-cell/>
        </table:table-row>
        <table:table-row table:style-name="ro1">
          <table:table-cell/>
          <table:table-cell table:style-name="ce2"/>
          <table:table-cell table:style-name="Default" table:number-columns-repeated="7"/>
          <table:table-cell/>
        </table:table-row>
        <table:table-row table:style-name="ro3">
          <table:table-cell/>
          <table:table-cell table:style-name="ce2"/>
          <table:table-cell table:style-name="ce1" office:value-type="string" calcext:value-type="string" table:number-columns-spanned="7" table:number-rows-spanned="1">
            <text:p>Fen position 8/PPP4k/8/8/8/8/4Kppp/8 w - - 0 1</text:p>
          </table:table-cell>
          <table:covered-table-cell table:number-columns-repeated="6" table:style-name="Default"/>
          <table:table-cell/>
        </table:table-row>
        <table:table-row table:style-name="ro1">
          <table:table-cell/>
          <table:table-cell table:style-name="ce2"/>
          <table:table-cell table:style-name="Default" table:number-columns-repeated="7"/>
          <table:table-cell/>
        </table:table-row>
        <table:table-row table:style-name="ro1">
          <table:table-cell/>
          <table:table-cell table:style-name="ce4" office:value-type="string" calcext:value-type="string">
            <text:p>depth</text:p>
          </table:table-cell>
          <table:table-cell table:style-name="ce4"/>
          <table:table-cell table:style-name="ce6" office:value-type="string" calcext:value-type="string">
            <text:p>moves</text:p>
          </table:table-cell>
          <table:table-cell table:style-name="ce6" office:value-type="string" calcext:value-type="string">
            <text:p>capture</text:p>
          </table:table-cell>
          <table:table-cell table:style-name="ce6" office:value-type="string" calcext:value-type="string">
            <text:p>en passant</text:p>
          </table:table-cell>
          <table:table-cell table:style-name="ce6" office:value-type="string" calcext:value-type="string">
            <text:p>promotion</text:p>
          </table:table-cell>
          <table:table-cell table:style-name="ce6" office:value-type="string" calcext:value-type="string">
            <text:p>check</text:p>
          </table:table-cell>
          <table:table-cell table:style-name="ce6" office:value-type="string" calcext:value-type="string">
            <text:p>castle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90" calcext:value-type="float">
            <text:p>2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2" calcext:value-type="float">
            <text:p>212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5044" calcext:value-type="float">
            <text:p>5044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float" office:value="310" calcext:value-type="float">
            <text:p>31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89363" calcext:value-type="float">
            <text:p>89363</text:p>
          </table:table-cell>
          <table:table-cell office:value-type="float" office:value="194" calcext:value-type="float">
            <text:p>194</text:p>
          </table:table-cell>
          <table:table-cell office:value-type="float" office:value="0" calcext:value-type="float">
            <text:p>0</text:p>
          </table:table-cell>
          <table:table-cell office:value-type="float" office:value="42120" calcext:value-type="float">
            <text:p>42120</text:p>
          </table:table-cell>
          <table:table-cell office:value-type="float" office:value="15360" calcext:value-type="float">
            <text:p>1536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745545" calcext:value-type="float">
            <text:p>1745545</text:p>
          </table:table-cell>
          <table:table-cell office:value-type="float" office:value="46745" calcext:value-type="float">
            <text:p>46745</text:p>
          </table:table-cell>
          <table:table-cell office:value-type="float" office:value="0" calcext:value-type="float">
            <text:p>0</text:p>
          </table:table-cell>
          <table:table-cell office:value-type="float" office:value="544556" calcext:value-type="float">
            <text:p>544556</text:p>
          </table:table-cell>
          <table:table-cell office:value-type="float" office:value="161249" calcext:value-type="float">
            <text:p>16124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34336777" calcext:value-type="float">
            <text:p>34336777</text:p>
          </table:table-cell>
          <table:table-cell office:value-type="float" office:value="406616" calcext:value-type="float">
            <text:p>406616</text:p>
          </table:table-cell>
          <table:table-cell office:value-type="float" office:value="0" calcext:value-type="float">
            <text:p>0</text:p>
          </table:table-cell>
          <table:table-cell office:value-type="float" office:value="10977688" calcext:value-type="float">
            <text:p>10977688</text:p>
          </table:table-cell>
          <table:table-cell office:value-type="float" office:value="6021556" calcext:value-type="float">
            <text:p>602155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749660761" calcext:value-type="float">
            <text:p>749660761</text:p>
          </table:table-cell>
          <table:table-cell office:value-type="float" office:value="22632801" calcext:value-type="float">
            <text:p>22632801</text:p>
          </table:table-cell>
          <table:table-cell office:value-type="float" office:value="0" calcext:value-type="float">
            <text:p>0</text:p>
          </table:table-cell>
          <table:table-cell office:value-type="float" office:value="165649936" calcext:value-type="float">
            <text:p>165649936</text:p>
          </table:table-cell>
          <table:table-cell office:value-type="float" office:value="87618216" calcext:value-type="float">
            <text:p>8761821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16303466487" calcext:value-type="float">
            <text:p>16303466487</text:p>
          </table:table-cell>
          <table:table-cell office:value-type="float" office:value="337063298" calcext:value-type="float">
            <text:p>337063298</text:p>
          </table:table-cell>
          <table:table-cell office:value-type="float" office:value="0" calcext:value-type="float">
            <text:p>0</text:p>
          </table:table-cell>
          <table:table-cell office:value-type="float" office:value="3731200972" calcext:value-type="float">
            <text:p>3731200972</text:p>
          </table:table-cell>
          <table:table-cell office:value-type="float" office:value="2990354989" calcext:value-type="float">
            <text:p>299035498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style-name="Default" table:number-columns-repeated="2"/>
          <table:table-cell table:style-name="ce8" table:number-columns-repeated="2"/>
          <table:table-cell table:style-name="Default"/>
          <table:table-cell table:style-name="ce8" table:number-columns-repeated="2"/>
          <table:table-cell table:style-name="Default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9">00/00/0000</text:date>, <text:time style:data-style-name="N2" text:time-value="11:44:15.623663545">00.00.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ko </meta:initial-creator>
    <meta:creation-date>2015-09-28T21:35:56.413712730</meta:creation-date>
    <dc:date>2015-09-29T13:00:01.626566324</dc:date>
    <dc:creator>geko </dc:creator>
    <meta:editing-duration>PT1H12M15S</meta:editing-duration>
    <meta:editing-cycles>10</meta:editing-cycles>
    <meta:generator>LibreOffice/4.2.8.2$Linux_X86_64 LibreOffice_project/420m0$Build-2</meta:generator>
    <meta:document-statistic meta:table-count="1" meta:cell-count="161" meta:object-count="0"/>
  </office:meta>
</office:document-meta>
</file>